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0df" officeooo:paragraph-rsid="000fa0df"/>
    </style:style>
    <style:style style:name="P2" style:family="paragraph" style:parent-style-name="Standard">
      <style:text-properties officeooo:rsid="00131230" officeooo:paragraph-rsid="00131230"/>
    </style:style>
    <style:style style:name="P3" style:family="paragraph" style:parent-style-name="Standard">
      <style:text-properties fo:font-size="20pt" fo:font-weight="bold" officeooo:rsid="00131230" officeooo:paragraph-rsid="0013123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style="normal" style:text-underline-style="none" fo:font-weight="bold" officeooo:rsid="00131230" officeooo:paragraph-rsid="00131230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font-size="12pt" fo:font-weight="bold" officeooo:rsid="0014b505" officeooo:paragraph-rsid="0014b505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7085f" officeooo:paragraph-rsid="0017085f" style:font-size-asian="10.5pt" style:font-weight-asian="bold" style:font-size-complex="12pt" style:font-weight-complex="bold"/>
    </style:style>
    <style:style style:name="P7" style:family="paragraph" style:parent-style-name="Standard">
      <style:text-properties officeooo:rsid="00131230" officeooo:paragraph-rsid="00131230"/>
    </style:style>
    <style:style style:name="P8" style:family="paragraph" style:parent-style-name="Standard">
      <style:text-properties fo:font-weight="bold" officeooo:rsid="0016b6f8" officeooo:paragraph-rsid="0016b6f8" style:font-weight-asian="bold" style:font-weight-complex="bold"/>
    </style:style>
    <style:style style:name="P9" style:family="paragraph" style:parent-style-name="Standard">
      <style:text-properties fo:font-weight="bold" officeooo:rsid="0017085f" officeooo:paragraph-rsid="001708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230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125931" style:font-weight-asian="bold" style:font-weight-complex="bold"/>
    </style:style>
    <style:style style:name="T5" style:family="text">
      <style:text-properties style:font-name="Liberation Serif" fo:font-weight="bold" officeooo:rsid="00131230" style:font-weight-asian="bold" style:font-weight-complex="bold"/>
    </style:style>
    <style:style style:name="T6" style:family="text">
      <style:text-properties style:font-name="Liberation Serif" fo:font-weight="normal" officeooo:rsid="00131230" style:font-weight-asian="normal" style:font-weight-complex="normal"/>
    </style:style>
    <style:style style:name="T7" style:family="text">
      <style:text-properties officeooo:rsid="0013123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1230" style:font-weight-asian="normal" style:font-weight-complex="normal"/>
    </style:style>
    <style:style style:name="T10" style:family="text">
      <style:text-properties fo:font-weight="normal" officeooo:rsid="0017085f" style:font-weight-asian="normal" style:font-weight-complex="normal"/>
    </style:style>
    <style:style style:name="T11" style:family="text">
      <style:text-properties fo:font-weight="normal" officeooo:rsid="001671e3" style:font-weight-asian="normal" style:font-weight-complex="normal"/>
    </style:style>
    <style:style style:name="T12" style:family="text">
      <style:text-properties fo:language="en" fo:country="US" fo:font-weight="bold" officeooo:rsid="00131230" style:font-weight-asian="bold" style:font-weight-complex="bold"/>
    </style:style>
    <style:style style:name="T13" style:family="text">
      <style:text-properties officeooo:rsid="001671e3"/>
    </style:style>
    <style:style style:name="T14" style:family="text">
      <style:text-properties officeooo:rsid="00170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eno:</text:span><text:span text:style-name="T8"> Samuel Bončo</text:span></text:p>
      <text:p text:style-name="P2"><text:span text:style-name="T1">Trieda:</text:span><text:span text:style-name="T8"> IV.B 1.sk.</text:span></text:p>
      <text:p text:style-name="P1"><text:span text:style-name="T1"/></text:p>
      <text:p text:style-name="P1"><text:span text:style-name="T1"/></text:p>
      <text:p text:style-name="P4">Terminal</text:p>
      <text:p text:style-name="P1"><text:span text:style-name="T1">cd</text:span> – <text:span text:style-name="T7">zmenit directory</text:span></text:p>
      <text:p text:style-name="P1"><text:span text:style-name="T1">ls</text:span> – <text:span text:style-name="T7">list directory</text:span></text:p>
      <text:p text:style-name="P1"><text:span text:style-name="T12">clear</text:span><text:span text:style-name="T2"> – </text:span><text:span text:style-name="T9">vycistit terminal</text:span><text:line-break/></text:p>
      <text:p text:style-name="P1"><text:span text:style-name="Source_20_Text"><text:span text:style-name="T3">np</text:span></text:span><text:span text:style-name="Source_20_Text"><text:span text:style-name="T5">m</text:span></text:span><text:span text:style-name="Source_20_Text"><text:span text:style-name="T3"> create-</text:span></text:span><text:span text:style-name="Source_20_Text"><text:span text:style-name="T4">next</text:span></text:span><text:span text:style-name="Source_20_Text"><text:span text:style-name="T3">-app – </text:span></text:span><text:span text:style-name="Source_20_Text"><text:span text:style-name="T6">vytvorit prostredie na applikacie</text:span></text:span></text:p>
      <text:p text:style-name="P1"><text:span text:style-name="T1">npm run dev </text:span>– start dev server</text:p>
      <text:p text:style-name="P2"><text:span text:style-name="T1">npm run build </text:span>– compilovat app</text:p>
      <text:p text:style-name="P2"><text:span text:style-name="T1">npm run start </text:span>– start production server</text:p>
      <text:p text:style-name="P2"/>
      <text:p text:style-name="P8">git init – <text:span text:style-name="T8">inicializuje lokalny git repo</text:span></text:p>
      <text:p text:style-name="P8">git config –<text:span text:style-name="T8"> nastavenie git</text:span></text:p>
      <text:p text:style-name="P8"><text:span text:style-name="T8"><text:tab/></text:span>git config --global user.name &lt;github meno&gt;</text:p>
      <text:p text:style-name="P8"><text:tab/>git config --global user.email &lt;github email&gt;</text:p>
      <text:p text:style-name="P8">git remote add origin &lt;<text:span text:style-name="T14">github link</text:span>&gt;<text:span text:style-name="T8"> - </text:span><text:span text:style-name="T10">prepojenie ku github</text:span></text:p>
      <text:p text:style-name="P9">git commit -m &lt;správa commitu&gt; <text:span text:style-name="T8">- vytvorý breakpoint so správou </text:span></text:p>
      <text:p text:style-name="P2"/>
      <text:p text:style-name="P3">Projekt</text:p>
      <text:p text:style-name="P5">/src folder – <text:span text:style-name="T8">hlavná </text:span><text:span text:style-name="T10">položka projektu</text:span></text:p>
      <text:p text:style-name="P5">/<text:span text:style-name="T13">src/app – </text:span><text:span text:style-name="T11">obsahuje hlavnu page a podstranky</text:span></text:p>
      <text:p text:style-name="P5"/>
      <text:p text:style-name="P5"/>
      <text:p text:style-name="P6">Podstranka – <text:span text:style-name="T8">položka v /src/app s menom, ktorá obsahuje súbor „page.tsx“, pripadne dalšie subor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2:59.475644814</meta:creation-date>
    <meta:generator>LibreOffice/24.2.5.2$Linux_X86_64 LibreOffice_project/420$Build-2</meta:generator>
    <dc:date>2024-09-24T11:59:44.931571592</dc:date>
    <meta:editing-duration>PT1H16M10S</meta:editing-duration>
    <meta:editing-cycles>5</meta:editing-cycles>
    <meta:document-statistic meta:table-count="0" meta:image-count="0" meta:object-count="0" meta:page-count="1" meta:paragraph-count="20" meta:word-count="108" meta:character-count="726" meta:non-whitespace-character-count="624"/>
  </office:meta>
</office:document-meta>
</file>